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97cm" fo:border="none" style:writing-mode="lr-tb"/>
    </style:style>
    <style:style style:name="Table1.B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="none" style:writing-mode="lr-tb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="none" style:writing-mode="lr-tb"/>
    </style:style>
    <style:style style:name="Table1.B1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="none" style:writing-mode="lr-tb"/>
    </style:style>
    <style:style style:name="Table1.B1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="none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="none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97cm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1" style:family="table-cell">
      <style:table-cell-properties style:vertical-align="top" fo:padding="0.097cm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2" style:family="table-cell">
      <style:table-cell-properties style:vertical-align="top" fo:padding="0.097cm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97cm" fo:border="none" style:writing-mode="lr-tb"/>
    </style:style>
    <style:style style:name="Table1.B26" style:family="table-cell">
      <style:table-cell-properties style:vertical-align="top" fo:padding="0.097cm" fo:border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97cm" fo:border="none" style:writing-mode="lr-tb"/>
    </style:style>
    <style:style style:name="Table1.B2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97cm" fo:border="none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top" fo:padding="0.097cm" fo:border="none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97cm" fo:border="none" style:writing-mode="lr-tb"/>
    </style:style>
    <style:style style:name="Table1.B3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32" style:family="table-row">
      <style:table-row-properties fo:keep-together="always"/>
    </style:style>
    <style:style style:name="Table1.A32" style:family="table-cell">
      <style:table-cell-properties style:vertical-align="top" fo:padding="0.097cm" fo:border="none" style:writing-mode="lr-tb"/>
    </style:style>
    <style:style style:name="Table1.B3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5035a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641b00" officeooo:paragraph-rsid="00641b00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641b00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8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Alfios" fo:font-size="9pt" fo:font-style="normal" officeooo:paragraph-rsid="006c39f7" style:font-size-asian="9pt" style:font-style-asian="normal" style:font-size-complex="9pt" style:font-style-complex="normal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Alfios" fo:font-size="9pt" fo:language="pt" fo:country="BR" fo:font-style="normal" officeooo:paragraph-rsid="0013e67a" style:font-size-asian="9pt" style:font-style-asian="normal" style:font-size-complex="9pt" style:font-style-complex="normal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officeooo:rsid="00654e96" officeooo:paragraph-rsid="00654e96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7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5035a7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2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641b00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743f9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748ac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66f9de" officeooo:paragraph-rsid="0066f9de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8" style:family="paragraph" style:parent-style-name="Table_20_Contents">
      <style:paragraph-properties fo:text-align="end" style:justify-single-word="false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40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54e96" officeooo:paragraph-rsid="00654e96" style:font-size-asian="9pt" style:font-style-asian="italic" style:font-size-complex="9pt" style:font-style-complex="italic"/>
    </style:style>
    <style:style style:name="P41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63849" officeooo:paragraph-rsid="00663849" style:font-size-asian="9pt" style:font-style-asian="italic" style:font-size-complex="9pt" style:font-style-complex="italic"/>
    </style:style>
    <style:style style:name="P42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92b0a" officeooo:paragraph-rsid="00692b0a" style:font-size-asian="9pt" style:font-style-asian="italic" style:font-size-complex="9pt" style:font-style-complex="italic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style:font-name="Candara" fo:font-size="7pt" officeooo:paragraph-rsid="006eb873" style:font-size-asian="7pt" style:font-size-complex="7pt"/>
    </style:style>
    <style:style style:name="P44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6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lfios" fo:font-size="9pt" fo:font-style="normal" officeooo:rsid="00663849" officeooo:paragraph-rsid="00663849" style:font-size-asian="9pt" style:font-style-asian="normal" style:font-size-complex="9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663849" style:font-size-asian="9pt" style:font-style-asian="normal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Alfios" fo:font-size="9pt" fo:font-style="normal" officeooo:rsid="005b9226" officeooo:paragraph-rsid="00663849" style:font-size-asian="9pt" style:font-style-asian="normal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Alfios" fo:font-size="9pt" fo:font-style="normal" officeooo:rsid="00692b0a" officeooo:paragraph-rsid="00692b0a" style:font-size-asian="9pt" style:font-style-asian="normal" style:font-size-complex="9pt" style:font-style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692b0a" style:font-size-asian="9pt" style:font-style-asian="normal" style:font-size-complex="9pt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Alfios" fo:font-size="9pt" fo:language="pt" fo:country="BR" fo:font-style="normal" officeooo:paragraph-rsid="0013e67a" style:font-size-asian="9pt" style:font-style-asian="normal" style:font-size-complex="9pt" style:font-style-complex="normal"/>
    </style:style>
    <style:style style:name="P54" style:family="paragraph" style:parent-style-name="Table_20_Contents">
      <style:paragraph-properties fo:text-align="start" style:justify-single-word="false" style:snap-to-layout-gri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P55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56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59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style="normal" fo:font-weight="bold" officeooo:rsid="0058e2ba" officeooo:paragraph-rsid="0058e2ba" style:letter-kerning="true" style:font-name-asian="DejaVu Sans1" style:font-size-asian="9pt" style:language-asian="zxx" style:country-asian="none" style:font-style-asian="normal" style:font-weight-asian="bold" style:font-name-complex="DejaVu Sans1" style:font-size-complex="9pt" style:language-complex="zxx" style:country-complex="none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61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62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63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6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65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7e56f9" style:font-size-asian="9pt" style:font-style-asian="normal" style:font-size-complex="9pt" style:font-style-complex="normal"/>
    </style:style>
    <style:style style:name="P66" style:family="paragraph" style:parent-style-name="Standard">
      <style:paragraph-properties fo:text-align="start" style:justify-single-word="false"/>
      <style:text-properties style:font-name="Alfios" fo:font-size="9pt" fo:font-style="normal" officeooo:rsid="00802b61" officeooo:paragraph-rsid="00802b61" style:font-size-asian="9pt" style:font-style-asian="normal" style:font-size-complex="9pt" style:font-style-complex="normal"/>
    </style:style>
    <style:style style:name="P67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6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22399" officeooo:paragraph-rsid="00748ac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6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7e56f9" officeooo:paragraph-rsid="007e56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71" style:family="paragraph" style:parent-style-name="Table_20_Contents">
      <style:paragraph-properties fo:text-align="start" style:justify-single-word="false"/>
      <style:text-properties style:font-name="Alfios" fo:font-size="9pt" fo:font-style="normal" officeooo:rsid="00654e96" officeooo:paragraph-rsid="007e56f9" style:font-size-asian="9pt" style:font-style-asian="normal" style:font-size-complex="9pt" style:font-style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663849" style:font-size-asian="9pt" style:font-style-asian="normal" style:font-size-complex="9pt" style:font-style-complex="normal"/>
    </style:style>
    <style:style style:name="P73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lfios" fo:font-size="9pt" fo:font-style="normal" officeooo:rsid="007f64e9" officeooo:paragraph-rsid="007f64e9" style:font-size-asian="9pt" style:font-style-asian="normal" style:font-size-complex="9pt" style:font-style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80f739" style:font-size-asian="9pt" style:font-style-asian="normal" style:font-size-complex="9pt" style:font-style-complex="normal"/>
    </style:style>
    <style:style style:name="P7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54e96" officeooo:paragraph-rsid="00654e96" style:font-size-asian="9pt" style:font-style-asian="italic" style:font-size-complex="9pt" style:font-style-complex="italic"/>
    </style:style>
    <style:style style:name="P7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7e56f9" officeooo:paragraph-rsid="007e56f9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T1" style:family="text">
      <style:text-properties officeooo:rsid="000a410c"/>
    </style:style>
    <style:style style:name="T2" style:family="text">
      <style:text-properties style:font-name="Candara" fo:font-style="italic" style:font-style-asian="italic" style:font-size-complex="8pt" style:font-style-complex="italic"/>
    </style:style>
    <style:style style:name="T3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4" style:family="text">
      <style:text-properties officeooo:rsid="00100c89"/>
    </style:style>
    <style:style style:name="T5" style:family="text">
      <style:text-properties officeooo:rsid="00122399"/>
    </style:style>
    <style:style style:name="T6" style:family="text">
      <style:text-properties officeooo:rsid="0013e67a"/>
    </style:style>
    <style:style style:name="T7" style:family="text">
      <style:text-properties officeooo:rsid="0019740b"/>
    </style:style>
    <style:style style:name="T8" style:family="text">
      <style:text-properties officeooo:rsid="001a4705"/>
    </style:style>
    <style:style style:name="T9" style:family="text">
      <style:text-properties officeooo:rsid="0026fe74"/>
    </style:style>
    <style:style style:name="T10" style:family="text">
      <style:text-properties officeooo:rsid="00286734"/>
    </style:style>
    <style:style style:name="T11" style:family="text">
      <style:text-properties officeooo:rsid="00291dd5"/>
    </style:style>
    <style:style style:name="T12" style:family="text">
      <style:text-properties officeooo:rsid="003303de"/>
    </style:style>
    <style:style style:name="T13" style:family="text">
      <style:text-properties officeooo:rsid="003562d4"/>
    </style:style>
    <style:style style:name="T14" style:family="text">
      <style:text-properties officeooo:rsid="00374f5a"/>
    </style:style>
    <style:style style:name="T15" style:family="text">
      <style:text-properties officeooo:rsid="00394e38"/>
    </style:style>
    <style:style style:name="T16" style:family="text">
      <style:text-properties style:text-position="super 58%" officeooo:rsid="003303de"/>
    </style:style>
    <style:style style:name="T17" style:family="text">
      <style:text-properties officeooo:rsid="00403c15"/>
    </style:style>
    <style:style style:name="T18" style:family="text">
      <style:text-properties officeooo:rsid="004106b8"/>
    </style:style>
    <style:style style:name="T19" style:family="text">
      <style:text-properties officeooo:rsid="0041affe"/>
    </style:style>
    <style:style style:name="T20" style:family="text">
      <style:text-properties officeooo:rsid="0043430b"/>
    </style:style>
    <style:style style:name="T21" style:family="text">
      <style:text-properties officeooo:rsid="004543ea"/>
    </style:style>
    <style:style style:name="T22" style:family="text">
      <style:text-properties fo:language="en" fo:country="US" officeooo:rsid="00323d47" style:letter-kerning="true" style:language-asian="zxx" style:country-asian="none" style:language-complex="zxx" style:country-complex="none"/>
    </style:style>
    <style:style style:name="T23" style:family="text">
      <style:text-properties fo:language="en" fo:country="US" officeooo:rsid="00641b00" style:letter-kerning="true" style:language-asian="zxx" style:country-asian="none" style:language-complex="zxx" style:country-complex="none"/>
    </style:style>
    <style:style style:name="T24" style:family="text">
      <style:text-properties officeooo:rsid="0046b684"/>
    </style:style>
    <style:style style:name="T25" style:family="text">
      <style:text-properties officeooo:rsid="004e5079"/>
    </style:style>
    <style:style style:name="T26" style:family="text">
      <style:text-properties fo:font-style="normal" officeooo:rsid="005035a7" style:font-style-asian="normal" style:font-style-complex="normal"/>
    </style:style>
    <style:style style:name="T27" style:family="text">
      <style:text-properties fo:font-style="normal" officeooo:rsid="00550d27" style:font-style-asian="normal" style:font-style-complex="normal"/>
    </style:style>
    <style:style style:name="T28" style:family="text">
      <style:text-properties fo:font-style="normal" officeooo:rsid="0055adaf" style:font-style-asian="normal" style:font-style-complex="normal"/>
    </style:style>
    <style:style style:name="T29" style:family="text">
      <style:text-properties fo:font-style="normal" officeooo:rsid="006866c2" style:font-style-asian="normal" style:font-style-complex="normal"/>
    </style:style>
    <style:style style:name="T30" style:family="text">
      <style:text-properties fo:font-style="normal" officeooo:rsid="0051e7e6" style:font-style-asian="normal" style:font-style-complex="normal"/>
    </style:style>
    <style:style style:name="T31" style:family="text">
      <style:text-properties officeooo:rsid="005707f5"/>
    </style:style>
    <style:style style:name="T32" style:family="text">
      <style:text-properties officeooo:rsid="005fa510"/>
    </style:style>
    <style:style style:name="T33" style:family="text">
      <style:text-properties officeooo:rsid="00641b00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23d47" style:font-weight-asian="normal" style:font-weight-complex="normal"/>
    </style:style>
    <style:style style:name="T36" style:family="text">
      <style:text-properties fo:font-weight="normal" officeooo:rsid="00641b00" style:font-weight-asian="normal" style:font-weight-complex="normal"/>
    </style:style>
    <style:style style:name="T37" style:family="text">
      <style:text-properties officeooo:rsid="006866c2"/>
    </style:style>
    <style:style style:name="T38" style:family="text">
      <style:text-properties officeooo:rsid="006c39f7"/>
    </style:style>
    <style:style style:name="T39" style:family="text">
      <style:text-properties officeooo:rsid="006d7a09"/>
    </style:style>
    <style:style style:name="T40" style:family="text">
      <style:text-properties officeooo:rsid="006eb873"/>
    </style:style>
    <style:style style:name="T41" style:family="text">
      <style:text-properties fo:color="#000000" fo:language="en" fo:country="US" fo:font-style="italic" officeooo:rsid="004543ea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2" style:family="text">
      <style:text-properties fo:color="#000000" fo:language="en" fo:country="US" fo:font-style="italic" officeooo:rsid="00323d47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3" style:family="text">
      <style:text-properties fo:color="#000000" fo:language="en" fo:country="US" fo:font-style="italic" officeooo:rsid="0041e616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4" style:family="text">
      <style:text-properties fo:color="#000000" fo:language="en" fo:country="US" fo:font-style="italic" officeooo:rsid="007f64e9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5" style:family="text">
      <style:text-properties officeooo:rsid="0072f6c3"/>
    </style:style>
    <style:style style:name="T46" style:family="text">
      <style:text-properties officeooo:rsid="00743f95"/>
    </style:style>
    <style:style style:name="T47" style:family="text">
      <style:text-properties style:use-window-font-color="true" fo:language="en" fo:country="US" style:letter-kerning="true" style:font-name-asian="DejaVu Sans1" style:language-asian="zxx" style:country-asian="none" style:font-name-complex="DejaVu Sans1" style:language-complex="zxx" style:country-complex="none"/>
    </style:style>
    <style:style style:name="T48" style:family="text">
      <style:text-properties officeooo:rsid="007e56f9"/>
    </style:style>
    <style:style style:name="T49" style:family="text">
      <style:text-properties fo:language="en" fo:country="GB"/>
    </style:style>
    <style:style style:name="T50" style:family="text">
      <style:text-properties officeooo:rsid="00692b0a"/>
    </style:style>
    <style:style style:name="T51" style:family="text">
      <style:text-properties officeooo:rsid="007f64e9"/>
    </style:style>
    <style:style style:name="T52" style:family="text">
      <style:text-properties fo:font-style="italic" officeooo:rsid="007f64e9" style:font-style-asian="italic" style:font-style-complex="italic"/>
    </style:style>
    <style:style style:name="T53" style:family="text">
      <style:text-properties officeooo:rsid="00802b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Alexei Znamensky</text:p>
      <text:p text:style-name="P67">Curriculum Vitæ</text:p>
      <text:p text:style-name="P10"/>
      <text:p text:style-name="P23"><text:span text:style-name="T26">+</text:span><text:span text:style-name="T29">64</text:span><text:span text:style-name="T26"> </text:span><text:span text:style-name="T29">27</text:span><text:span text:style-name="T26"> </text:span><text:span text:style-name="T29">204-4318</text:span><text:span text:style-name="T26"> | </text:span><text:a xlink:type="simple" xlink:href="mailto:russoz@gmail.com" text:style-name="Internet_20_link" text:visited-style-name="Visited_20_Internet_20_Link"><text:span text:style-name="T26">russoz@gmail.com</text:span></text:a><text:span text:style-name="T26"> | </text:span><text:span text:style-name="T27">Skype: russoz</text:span></text:p>
      <text:p text:style-name="P70"><text:a xlink:type="simple" xlink:href="https://linkedin.com/in/alexeiz" text:style-name="Internet_20_link" text:visited-style-name="Visited_20_Internet_20_Link"><text:span text:style-name="T29">https://linkedin.com/in/alexeiz</text:span></text:a><text:span text:style-name="T26"> </text:span><text:span text:style-name="T27">| </text:span><text:a xlink:type="simple" xlink:href="https://github.com/russoz" text:style-name="Internet_20_link" text:visited-style-name="Visited_20_Internet_20_Link"><text:span text:style-name="T30">https://github.com/russoz</text:span></text:a><text:span text:style-name="T30"> | </text:span><text:a xlink:type="simple" xlink:href="https://www.facebook.com/alexei.znamensky" text:style-name="Internet_20_link" text:visited-style-name="Visited_20_Internet_20_Link"><text:span text:style-name="T28">https://www.facebook.com/alexei.znamensky</text:span></text:a></text:p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Objective</text:p>
          </table:table-cell>
          <table:table-cell table:style-name="Table1.B1" office:value-type="string">
            <text:p text:style-name="P61"><text:span text:style-name="T32">A</text:span> <text:span text:style-name="T39">Site Reliability Engineering</text:span> role supporting high-volume, mission-critical systems</text:p>
          </table:table-cell>
        </table:table-row>
        <table:table-row table:style-name="Table1.2">
          <table:table-cell table:style-name="Table1.A29" office:value-type="string">
            <text:p text:style-name="P39"/>
          </table:table-cell>
          <table:table-cell table:style-name="Table1.B26" office:value-type="string">
            <text:p text:style-name="P45"/>
          </table:table-cell>
        </table:table-row>
        <table:table-row table:style-name="Table1.3">
          <table:table-cell table:style-name="Table1.A1" office:value-type="string">
            <text:p text:style-name="P56">Skills</text:p>
          </table:table-cell>
          <table:table-cell table:style-name="Table1.B3" office:value-type="string">
            <text:p text:style-name="P45"/>
          </table:table-cell>
        </table:table-row>
        <table:table-row table:style-name="Table1.4">
          <table:table-cell table:style-name="Table1.A29" office:value-type="string">
            <text:p text:style-name="P41">Continuous Integration/Delivery</text:p>
          </table:table-cell>
          <table:table-cell table:style-name="Table1.B29" office:value-type="string">
            <text:p text:style-name="P75">Designing, improving &amp; automating build and deployment processes</text:p>
            <text:p text:style-name="P47">Atlassian stack: Jira, Bitbucket/<text:span text:style-name="T38">Stash</text:span>, Bamboo, Crucible/Fisheye, Hipchat</text:p>
            <text:p text:style-name="P47">Also some experience with Jenkins</text:p>
            <text:p text:style-name="P47">Strong experience writing unit and integration tests</text:p>
          </table:table-cell>
        </table:table-row>
        <table:table-row table:style-name="Table1.6">
          <table:table-cell table:style-name="Table1.A29" office:value-type="string">
            <text:p text:style-name="P42">DevOps</text:p>
          </table:table-cell>
          <table:table-cell table:style-name="Table1.B29" office:value-type="string">
            <text:p text:style-name="P50">Intermediate experience with vagrant</text:p>
            <text:p text:style-name="P50">Intermediate experience with <text:span text:style-name="T48">ansible, puppet &amp; </text:span>chef</text:p>
            <text:p text:style-name="P65"><text:span text:style-name="T50">Intermediate </text:span>experience with docker <text:span text:style-name="T48">&amp; kubernetes</text:span></text:p>
            <text:p text:style-name="P71">Basic experience with AWS management</text:p>
          </table:table-cell>
        </table:table-row>
        <table:table-row table:style-name="Table1.6">
          <table:table-cell table:style-name="Table1.A29" office:value-type="string">
            <text:p text:style-name="P40">Systems &amp; Applications Administration</text:p>
          </table:table-cell>
          <table:table-cell table:style-name="Table1.B29" office:value-type="string">
            <text:p text:style-name="P73">Unix/Linux administration since 1995 <text:span text:style-name="T24">(Solaris, IRIX, AIX, Debian, RedHat, Ubuntu)</text:span></text:p>
            <text:p text:style-name="P74"><text:span text:style-name="T18">A</text:span>ssessing and tuning <text:span text:style-name="T18">SO and apps </text:span>performance</text:p>
            <text:p text:style-name="P73"><text:span text:style-name="T18">I</text:span>nstalling, configuring, <text:span text:style-name="T13">programming</text:span> and managing <text:span text:style-name="T17">Java-based application servers</text:span></text:p>
            <text:p text:style-name="P48">Large experience in troubleshooting</text:p>
          </table:table-cell>
        </table:table-row>
        <table:table-row table:style-name="Table1.7">
          <table:table-cell table:style-name="Table1.A29" office:value-type="string">
            <text:p text:style-name="P40">Support</text:p>
          </table:table-cell>
          <table:table-cell table:style-name="Table1.B29" office:value-type="string">
            <text:p text:style-name="P48">Systems monitoring <text:span text:style-name="T25">(mostly icinga, </text:span>nagios <text:span text:style-name="T25">&amp;</text:span> zabbix<text:span text:style-name="T25">)</text:span></text:p>
            <text:p text:style-name="P49">JIRA administration</text:p>
            <text:p text:style-name="P48">Automati<text:span text:style-name="T19">on of</text:span> first-response to incidents with remediation systems</text:p>
          </table:table-cell>
        </table:table-row>
        <table:table-row table:style-name="Table1.8">
          <table:table-cell table:style-name="Table1.A29" office:value-type="string">
            <text:p text:style-name="P39">Development</text:p>
          </table:table-cell>
          <table:table-cell table:style-name="Table1.B29" office:value-type="string">
            <text:p text:style-name="P66">Advanced experience with python &amp; bash</text:p>
            <text:p text:style-name="P13"><text:span text:style-name="T53">Intermediate e</text:span>xperience with Java Enterprise <text:span text:style-name="T37">for over 15 years</text:span></text:p>
            <text:p text:style-name="P15"><text:span text:style-name="T48">Intermediate</text:span> experience with Functional programming</text:p>
            <text:p text:style-name="P51">Security-aware mindset (though not a specialist in the field)</text:p>
            <text:p text:style-name="P76">Queue systems: Rabbit<text:span text:style-name="T48">MQ, </text:span>IBM MQ</text:p>
          </table:table-cell>
        </table:table-row>
        <table:table-row table:style-name="Table1.9">
          <table:table-cell table:style-name="Table1.A29" office:value-type="string">
            <text:p text:style-name="P39">Training</text:p>
          </table:table-cell>
          <table:table-cell table:style-name="Table1.B29" office:value-type="string">
            <text:p text:style-name="P46"><text:span text:style-name="T7">E</text:span>xperience in <text:span text:style-name="T8">teaching</text:span> <text:span text:style-name="T7">technical courses since 1998</text:span></text:p>
          </table:table-cell>
        </table:table-row>
        <table:table-row table:style-name="Table1.10">
          <table:table-cell table:style-name="Table1.A29" office:value-type="string">
            <text:p text:style-name="P39">Languages</text:p>
          </table:table-cell>
          <table:table-cell table:style-name="Table1.B29" office:value-type="string">
            <text:p text:style-name="P12">Portuguese: Fluent (native)</text:p>
            <text:p text:style-name="P11">English: Fluent (reading, writing, speaking)</text:p>
            <text:p text:style-name="P44">Spanish: <text:span text:style-name="T20">Advanced</text:span> (reading, <text:span text:style-name="T1">writing, </text:span>speaking)</text:p>
          </table:table-cell>
        </table:table-row>
        <table:table-row table:style-name="Table1.11">
          <table:table-cell table:style-name="Table1.A29" office:value-type="string">
            <text:p text:style-name="P39"/>
          </table:table-cell>
          <table:table-cell table:style-name="Table1.B26" office:value-type="string">
            <text:p text:style-name="P12"/>
          </table:table-cell>
        </table:table-row>
        <table:table-row table:style-name="Table1.12">
          <table:table-cell table:style-name="Table1.A1" office:value-type="string">
            <text:p text:style-name="P56">Experience</text:p>
          </table:table-cell>
          <table:table-cell table:style-name="Table1.B1" office:value-type="string">
            <text:p text:style-name="P43"><text:span text:style-name="T41">(</text:span><text:span text:style-name="T44">Highlights only, f</text:span><text:span text:style-name="T41">ull listing at</text:span><text:span text:style-name="T42"> Linkedin</text:span><text:span text:style-name="T43">)</text:span></text:p>
          </table:table-cell>
        </table:table-row>
        <table:table-row table:style-name="Table1.13">
          <table:table-cell table:style-name="Table1.A29" office:value-type="string">
            <text:p text:style-name="P21">timbre Digital</text:p>
            <text:p text:style-name="P78">ITO Automation Manager</text:p>
            <text:p text:style-name="P78">Feb/2019 – Current</text:p>
            <text:p text:style-name="P6">Delivery Services Engineer</text:p>
            <text:p text:style-name="P6">Auckland, NEW ZEALAND</text:p>
            <text:p text:style-name="P28"><text:span text:style-name="T33">Feb/2017</text:span> – <text:span text:style-name="T33">Current</text:span></text:p>
          </table:table-cell>
          <table:table-cell table:style-name="Table1.B29" office:value-type="string">
            <text:p text:style-name="P69">As ITO Automation Manager, responsible for <text:span text:style-name="T53">continuously </text:span>improving business and technical processes within the IT Operations area, by <text:span text:style-name="T49">optimising</text:span> <text:span text:style-name="T53">such processes and/or developing supporting systems. Delivering a system for automated remediation of alert events to reduce the strain on the ITO Support teams across all timezones.</text:span></text:p>
            <text:p text:style-name="P69"/>
            <text:p text:style-name="P37"><text:span text:style-name="T48">As Delivery Services Engineer, r</text:span>esponsible for providing <text:span text:style-name="T39">tools and processes for</text:span> the build and deployment process at global scale. <text:span text:style-name="T39">Mostly using Atlassian stack plus a number of in-house developed python applications.</text:span></text:p>
          </table:table-cell>
        </table:table-row>
        <table:table-row table:style-name="Table1.14">
          <table:table-cell table:style-name="Table1.A29" office:value-type="string">
            <text:p text:style-name="P20">Movile</text:p>
            <text:p text:style-name="P3">Reliability Manager</text:p>
            <text:p text:style-name="P4">Campinas, <text:span text:style-name="T21">BRAZIL</text:span></text:p>
            <text:p text:style-name="P7"><text:span text:style-name="T23">(2 yrs at </text:span><text:span text:style-name="T22">ARGENTINA</text:span><text:span text:style-name="T23">)</text:span></text:p>
            <text:p text:style-name="P7"><text:span text:style-name="T34">Oct/2012 – </text:span><text:span text:style-name="T36">Sep</text:span><text:span text:style-name="T35">/201</text:span><text:span text:style-name="T36">6</text:span></text:p>
          </table:table-cell>
          <table:table-cell table:style-name="Table1.B29" office:value-type="string">
            <text:p text:style-name="P31">Responsible <text:span text:style-name="T12">for the Reliability area, leveraging services and tools to sustain a 150 million transactions/day operation, 24x7x365. Implemented alarms remediation, and improved response times for 2</text:span><text:span text:style-name="T16">nd</text:span><text:span text:style-name="T12">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span></text:p>
            <text:p text:style-name="P36">Automated many workflows, created and destroyed a number of processes for the team. Reinvented the team a couple of times, interviewed some hundreds of people. <text:span text:style-name="T14">Implemented agile patterns like Kanban.</text:span></text:p>
          </table:table-cell>
        </table:table-row>
        <table:table-row table:style-name="Table1.15">
          <table:table-cell table:style-name="Table1.A29" office:value-type="string">
            <text:p text:style-name="P20">IBM Brazil</text:p>
            <text:p text:style-name="P5">Senior IT Specialist</text:p>
            <text:p text:style-name="P25">2011 – 2012</text:p>
          </table:table-cell>
          <table:table-cell table:style-name="Table1.B29" office:value-type="string">
            <text:p text:style-name="P30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6">
          <table:table-cell table:style-name="Table1.A29" office:value-type="string">
            <text:p text:style-name="P20">Cognizant</text:p>
            <text:p text:style-name="P26">Senior Support Analyst</text:p>
            <text:p text:style-name="P27">2009 – 2011</text:p>
          </table:table-cell>
          <table:table-cell table:style-name="Table1.B29" office:value-type="string">
            <text:p text:style-name="P32"><text:span text:style-name="T11">A</text:span>llocated full-time at Avon Cosmetics Brazil. <text:span text:style-name="T11">IBM WAS A</text:span>dministrator <text:span text:style-name="T15">multi-</text:span>platforms <text:span text:style-name="T15">(except z/OS), providing support for development teams in 3 continents. Did some Linux and AIX administration, using server configuration automation with cfengine.</text:span></text:p>
          </table:table-cell>
        </table:table-row>
        <text:soft-page-break/>
        <table:table-row table:style-name="Table1.17">
          <table:table-cell table:style-name="Table1.A29" office:value-type="string">
            <text:p text:style-name="P20">IBM Brazil</text:p>
            <text:p text:style-name="P5">Senior IT Specialist</text:p>
            <text:p text:style-name="P25">2005 – 2009</text:p>
          </table:table-cell>
          <table:table-cell table:style-name="Table1.B29" office:value-type="string">
            <text:p text:style-name="P30"><text:span text:style-name="T46">W</text:span>orked in a handful different projects, <text:span text:style-name="T15">eventually leading the administration team in some of them, maintaining, </text:span>building and deploying J2EE applications, <text:span text:style-name="T15">providing </text:span>level 3 support for <text:span text:style-name="T15">IBM off-shore projects using IBM WAS</text:span> v5.x &amp; v6.x, Portal Server v6.x, <text:span text:style-name="T15">along with dev and content </text:span>teams in Brazil, USA, India and Europe.</text:p>
          </table:table-cell>
        </table:table-row>
        <table:table-row table:style-name="Table1.18">
          <table:table-cell table:style-name="Table1.A29" office:value-type="string">
            <text:p text:style-name="P19">LSI-EPUSP</text:p>
            <text:p text:style-name="P5">System Administrator</text:p>
            <text:p text:style-name="P25">1994 – 1999</text:p>
          </table:table-cell>
          <table:table-cell table:style-name="Table1.B29" office:value-type="string">
            <text:p text:style-name="P34"><text:span text:style-name="T9">Systems, Networking &amp; Security Administrator, working with </text:span>Solaris, IRIX, Linux and AIX</text:p>
            <text:p text:style-name="P34">Unix <text:span text:style-name="T46">Instructor</text:span></text:p>
            <text:p text:style-name="P34">Intern – Parallel Computing <text:span text:style-name="T10">D</text:span>evelopment</text:p>
          </table:table-cell>
        </table:table-row>
        <table:table-row table:style-name="Table1.19">
          <table:table-cell table:style-name="Table1.A29" office:value-type="string">
            <text:p text:style-name="P39"/>
          </table:table-cell>
          <table:table-cell table:style-name="Table1.B26" office:value-type="string">
            <text:p text:style-name="P45"/>
          </table:table-cell>
        </table:table-row>
        <table:table-row table:style-name="Table1.20">
          <table:table-cell table:style-name="Table1.A22" office:value-type="string">
            <text:p text:style-name="P56">Communities</text:p>
          </table:table-cell>
          <table:table-cell table:style-name="Table1.B26" office:value-type="string">
            <text:p text:style-name="P44"/>
          </table:table-cell>
        </table:table-row>
        <table:table-row table:style-name="Table1.21">
          <table:table-cell table:style-name="Table1.A22" office:value-type="string">
            <text:p text:style-name="P2">S<text:span text:style-name="T40">ão </text:span>Paulo Perl Mongers</text:p>
            <text:p text:style-name="P18"><text:a xlink:type="simple" xlink:href="http://sao-paulo.pm.org/" text:style-name="Internet_20_link" text:visited-style-name="Visited_20_Internet_20_Link"><text:span text:style-name="T2">http://sao-paulo.pm.org/</text:span></text:a></text:p>
            <text:p text:style-name="P24"><text:span text:style-name="T6">since </text:span>May/2008</text:p>
          </table:table-cell>
          <table:table-cell table:style-name="Table1.B26" office:value-type="string">
            <text:p text:style-name="P68">Active member since 2008</text:p>
            <text:p text:style-name="P35"><text:span text:style-name="T5">Group l</text:span>eader <text:span text:style-name="T5">(</text:span>May/2011 –<text:span text:style-name="T5"> </text:span>Feb/2013<text:span text:style-name="T5">)</text:span></text:p>
            <text:p text:style-name="P35">Author of a <text:span text:style-name="T51">few</text:span> Perl modules, at <text:a xlink:type="simple" xlink:href="http://metacpan.org/author/RUSSOZ" text:style-name="Internet_20_link" text:visited-style-name="Visited_20_Internet_20_Link"><text:span text:style-name="T17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2">
          <table:table-cell table:style-name="Table1.A22" office:value-type="string">
            <text:p text:style-name="P20">SouJava</text:p>
            <text:p text:style-name="P38"><text:a xlink:type="simple" xlink:href="http://www.soujava.org.br/" text:style-name="Internet_20_link" text:visited-style-name="Visited_20_Internet_20_Link"><text:span text:style-name="Internet_20_link"><text:span text:style-name="T3">http://www.soujava.org.br/</text:span></text:span></text:a></text:p>
            <text:p text:style-name="P24"><text:span text:style-name="T6">since </text:span>Out/1998</text:p>
          </table:table-cell>
          <table:table-cell table:style-name="Table1.B26" office:value-type="string">
            <text:p text:style-name="P33"><text:span text:style-name="T31">Founding member, </text:span>Organization <text:span text:style-name="T4">(Oct/1998 – Jul/2002)</text:span></text:p>
            <text:p text:style-name="P30">Administration and support on events.</text:p>
            <text:p text:style-name="P29">Administration of the group server www.soujava.org.br</text:p>
          </table:table-cell>
        </table:table-row>
        <table:table-row table:style-name="Table1.23">
          <table:table-cell table:style-name="Table1.A29" office:value-type="string">
            <text:p text:style-name="P39"/>
          </table:table-cell>
          <table:table-cell table:style-name="Table1.B26" office:value-type="string">
            <text:p text:style-name="P45"/>
          </table:table-cell>
        </table:table-row>
        <table:table-row table:style-name="Table1.24">
          <table:table-cell table:style-name="Table1.A29" office:value-type="string">
            <text:p text:style-name="P57">Certifications</text:p>
          </table:table-cell>
          <table:table-cell table:style-name="Table1.B29" office:value-type="string">
            <text:p text:style-name="P45"/>
          </table:table-cell>
        </table:table-row>
        <table:table-row table:style-name="Table1.25">
          <table:table-cell table:style-name="Table1.A29" office:value-type="string">
            <text:p text:style-name="P55"/>
          </table:table-cell>
          <table:table-cell table:style-name="Table1.B29" office:value-type="string">
            <text:p text:style-name="P45">IBM Certified System Administrator – WAS ND 6.0 on November, 29th 2005 <text:s/></text:p>
            <text:p text:style-name="P44">Sun Certified Web Component Dev<text:span text:style-name="T48">eloper</text:span> for J2EE 1.3 <text:span text:style-name="T47">on March, 19th 2004</text:span></text:p>
            <text:p text:style-name="P44">Sun Certified Java Programmer for Java 1.4 <text:span text:style-name="T47">on July, 31st 2003</text:span></text:p>
            <text:p text:style-name="P44">Linux Professional Institute Certification Level 2 <text:span text:style-name="T47">on June 30th 2003 (LPI000022682, 97fgfk3m5a)</text:span></text:p>
            <text:p text:style-name="P44">Linux Professional Institute Certification Level 1 <text:span text:style-name="T47">on October, 23rd 2002 (LPI000022682, 4mmh2lw3lg)</text:span></text:p>
          </table:table-cell>
        </table:table-row>
        <table:table-row table:style-name="Table1.26">
          <table:table-cell table:style-name="Table1.A29" office:value-type="string">
            <text:p text:style-name="P63"/>
          </table:table-cell>
          <table:table-cell table:style-name="Table1.B26" office:value-type="string">
            <text:p text:style-name="P45"/>
          </table:table-cell>
        </table:table-row>
        <table:table-row table:style-name="Table1.27">
          <table:table-cell table:style-name="Table1.A29" office:value-type="string">
            <text:p text:style-name="P56">Education</text:p>
          </table:table-cell>
          <table:table-cell table:style-name="Table1.B29" office:value-type="string">
            <text:p text:style-name="P45"/>
          </table:table-cell>
        </table:table-row>
        <table:table-row table:style-name="Table1.28">
          <table:table-cell table:style-name="Table1.A29" office:value-type="string">
            <text:p text:style-name="P39">Graduated</text:p>
            <text:p text:style-name="P39">Dec 2009</text:p>
          </table:table-cell>
          <table:table-cell table:style-name="Table1.B29" office:value-type="string">
            <text:p text:style-name="P54">Gestão de Negócios na Pequena e Média Empresa</text:p>
            <text:p text:style-name="P52">(Business Management in Small and Medium Enterprises)</text:p>
            <text:p text:style-name="P52">Universidade Anhembi-Morumbi</text:p>
            <text:p text:style-name="P52">São Paulo, SP</text:p>
          </table:table-cell>
        </table:table-row>
        <table:table-row table:style-name="Table1.29">
          <table:table-cell table:style-name="Table1.A29" office:value-type="string">
            <text:p text:style-name="P39">Not completed</text:p>
          </table:table-cell>
          <table:table-cell table:style-name="Table1.B29" office:value-type="string">
            <text:p text:style-name="P16">Ciência da Computação (BsC Computer Sciences)</text:p>
            <text:p text:style-name="P52">Instituto de Matemática e Estatística da USP</text:p>
            <text:p text:style-name="P52">São Paulo, SP</text:p>
          </table:table-cell>
        </table:table-row>
        <table:table-row table:style-name="Table1.30">
          <table:table-cell table:style-name="Table1.A30" office:value-type="string">
            <text:p text:style-name="P39">High School</text:p>
            <text:p text:style-name="P39">Dec 1992</text:p>
          </table:table-cell>
          <table:table-cell table:style-name="Table1.B30" office:value-type="string">
            <text:p text:style-name="P17">Colégio Marista de Brasília, </text:p>
            <text:p text:style-name="P53">Brasília, DF</text:p>
          </table:table-cell>
        </table:table-row>
        <table:table-row table:style-name="Table1.1"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60"/>
          </table:table-cell>
        </table:table-row>
        <table:table-row table:style-name="Table1.32">
          <table:table-cell table:style-name="Table1.A32" office:value-type="string">
            <text:p text:style-name="P59">Other Interests</text:p>
          </table:table-cell>
          <table:table-cell table:style-name="Table1.B32" office:value-type="string">
            <text:p text:style-name="P14">languages, etymology, humans, consciousness, archery, teaching, sailing, history, geography, philosophy, music, automation, open source, robots, <text:span text:style-name="T45">sci-fi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80" text:date-value="2019-09-07T11:57:56.774627342">7. Sep. 2019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9-09-07T11:57:56.698765649</dc:date>
    <meta:editing-cycles>119</meta:editing-cycles>
    <meta:editing-duration>P5DT13H1M16S</meta:editing-duration>
    <meta:generator>LibreOffice/6.0.7.3$Linux_X86_64 LibreOffice_project/00m0$Build-3</meta:generator>
    <meta:document-statistic meta:table-count="1" meta:image-count="0" meta:object-count="0" meta:page-count="2" meta:paragraph-count="111" meta:word-count="756" meta:character-count="5689" meta:non-whitespace-character-count="5030"/>
    <meta:user-defined meta:name="Info 1"/>
    <meta:user-defined meta:name="Info 2"/>
    <meta:user-defined meta:name="Info 3"/>
    <meta:user-defined meta:name="Info 4"/>
  </office:meta>
</office:document-meta>
</file>